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Droid Sans" fo:font-size="16pt" fo:font-weight="bold" officeooo:rsid="0011bc5f" officeooo:paragraph-rsid="0011bc5f" style:font-size-asian="14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Droid Sans" fo:font-size="18pt" fo:font-weight="bold" officeooo:rsid="0011bc5f" officeooo:paragraph-rsid="0011bc5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Droid Sans" fo:font-size="12pt" fo:font-weight="normal" officeooo:rsid="0011bc5f" officeooo:paragraph-rsid="0011bc5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Droid Sans" fo:font-size="14pt" style:text-underline-style="none" fo:font-weight="normal" officeooo:rsid="0011bc5f" officeooo:paragraph-rsid="0011bc5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Droid Sans" fo:font-size="14pt" style:text-underline-style="solid" style:text-underline-width="auto" style:text-underline-color="font-color" fo:font-weight="bold" officeooo:paragraph-rsid="0011bc5f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Droid Sans" officeooo:paragraph-rsid="0011bc5f"/>
    </style:style>
    <style:style style:name="P7" style:family="paragraph" style:parent-style-name="Standard">
      <style:paragraph-properties fo:line-height="150%" fo:text-align="justify" style:justify-single-word="false">
        <style:tab-stops/>
      </style:paragraph-properties>
      <style:text-properties fo:font-weight="bold" officeooo:paragraph-rsid="00137d2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>
        <style:tab-stops/>
      </style:paragraph-properties>
      <style:text-properties fo:font-weight="bold" officeooo:paragraph-rsid="00145bd3" style:font-weight-asian="bold" style:font-weight-complex="bold"/>
    </style:style>
    <style:style style:name="P9" style:family="paragraph" style:parent-style-name="Standard" style:list-style-name="L4">
      <style:paragraph-properties fo:line-height="150%" fo:text-align="justify" style:justify-single-word="false">
        <style:tab-stops/>
      </style:paragraph-properties>
      <style:text-properties officeooo:paragraph-rsid="00137d2b"/>
    </style:style>
    <style:style style:name="P10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37d2b"/>
    </style:style>
    <style:style style:name="P11" style:family="paragraph" style:parent-style-name="Standard" style:list-style-name="L1">
      <style:paragraph-properties fo:margin-left="0in" fo:margin-right="0in" fo:line-height="150%" fo:text-align="justify" style:justify-single-word="false" fo:text-indent="-0.0102in" style:auto-text-indent="false" fo:break-before="page">
        <style:tab-stops/>
      </style:paragraph-properties>
      <style:text-properties style:font-name="Droid Sans" fo:font-size="14pt" fo:font-weight="bold" officeooo:paragraph-rsid="0012f01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4pt" fo:font-weight="bold" officeooo:paragraph-rsid="0012f01d" style:font-size-asian="12.25pt" style:font-weight-asian="bold" style:font-size-complex="14pt" style:font-weight-complex="bold"/>
    </style:style>
    <style:style style:name="P13" style:family="paragraph" style:parent-style-name="Standard" style:list-style-name="L2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4pt" fo:font-weight="bold" officeooo:paragraph-rsid="0012f01d" style:font-size-asian="12.25pt" style:font-weight-asian="bold" style:font-size-complex="14pt" style:font-weight-complex="bold"/>
    </style:style>
    <style:style style:name="P14" style:family="paragraph" style:parent-style-name="Standard" style:list-style-name="L3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4pt" fo:font-weight="bold" officeooo:paragraph-rsid="00137d2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4pt" fo:font-weight="bold" officeooo:paragraph-rsid="00137d2b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2pt" fo:font-weight="bold" officeooo:paragraph-rsid="0012f01d" style:font-size-asian="10.5pt" style:font-weight-asian="bold" style:font-size-complex="12pt" style:font-weight-complex="bold"/>
    </style:style>
    <style:style style:name="P17" style:family="paragraph" style:parent-style-name="Standard" style:list-style-name="L5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font-weight="bold" officeooo:paragraph-rsid="00137d2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01d" style:font-weight-asian="normal" style:font-weight-complex="normal"/>
    </style:style>
    <style:style style:name="T3" style:family="text">
      <style:text-properties fo:font-weight="normal" officeooo:rsid="00137d2b" style:font-weight-asian="normal" style:font-weight-complex="normal"/>
    </style:style>
    <style:style style:name="T4" style:family="text">
      <style:text-properties fo:font-size="12pt" fo:font-weight="normal" officeooo:rsid="0012f01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7d2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1bc5f" style:font-size-asian="12pt" style:font-weight-asian="normal" style:font-size-complex="12pt" style:font-weight-complex="normal"/>
    </style:style>
    <style:style style:name="T7" style:family="text">
      <style:text-properties fo:font-size="12pt" officeooo:rsid="00137d2b" style:font-size-asian="10.5pt" style:font-size-complex="12pt"/>
    </style:style>
    <style:style style:name="T8" style:family="text">
      <style:text-properties style:text-underline-style="none" fo:font-weight="normal" officeooo:rsid="0011bc5f" style:font-weight-asian="normal" style:font-weight-complex="normal"/>
    </style:style>
    <style:style style:name="T9" style:family="text">
      <style:text-properties officeooo:rsid="0012f01d"/>
    </style:style>
    <style:style style:name="T10" style:family="text">
      <style:text-properties style:font-name="Droid Sans" fo:font-size="12pt" fo:font-weight="normal" officeooo:rsid="00137d2b" style:font-size-asian="10.5pt" style:font-weight-asian="normal" style:font-size-complex="12pt" style:font-weight-complex="normal"/>
    </style:style>
    <style:style style:name="T11" style:family="text">
      <style:text-properties style:font-name="Droid Sans" fo:font-size="12pt" fo:font-weight="normal" officeooo:rsid="00145bd3" style:font-size-asian="10.5pt" style:font-weight-asian="normal" style:font-size-complex="12pt" style:font-weight-complex="normal"/>
    </style:style>
    <style:style style:name="T12" style:family="text">
      <style:text-properties style:font-name="Droid Sans" fo:font-size="12pt" officeooo:rsid="00137d2b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P2">INTRODUCTION</text:p>
      <text:p text:style-name="P3"/>
      <text:p text:style-name="P5"><text:span text:style-name="T6">Chapter Overview</text:span><text:span text:style-name="T8"> :-</text:span></text:p>
      <text:p text:style-name="P4"/>
      <text:list xml:id="list489606631" text:style-name="L1">
        <text:list-item>
          <text:list>
            <text:list-item>
              <text:p text:style-name="P6"><text:span text:style-name="T9">Scope</text:span></text:p>
            </text:list-item>
            <text:list-item>
              <text:p text:style-name="P6"><text:span text:style-name="T9"><text:s/>Problem Statement</text:span></text:p>
              <text:p text:style-name="P6"><text:span text:style-name="T9"><text:s text:c="2"/>1.2.1 Purpose</text:span></text:p>
              <text:p text:style-name="P6"><text:span text:style-name="T9"><text:s text:c="2"/>1.2.2 Aim of Project</text:span></text:p>
              <text:p text:style-name="P11"><text:span text:style-name="T9">1.1 Scope</text:span></text:p>
            </text:list-item>
          </text:list>
        </text:list-item>
      </text:list>
      <text:p text:style-name="P12"><text:span text:style-name="T2"/></text:p>
      <text:p text:style-name="P16"><text:span text:style-name="T2">People need to interact with each other on everyday basis. Messaging applications and file transfer applications provide a very good approach <text:s/>for people to interact with each other. People need to send messages, files, folders across the network so that they can share information and documents.</text:span></text:p>
      <text:p text:style-name="P16"><text:span text:style-name="T2"/></text:p>
      <text:p text:style-name="P16"><text:span text:style-name="T2">Such applications have become an integral part of anybodys life. There are many such applications available, but the scope to make interaction between users more easy and user-friendly is still vaccant. Especially when now a days network has wide variety of operating systems.</text:span></text:p>
      <text:p text:style-name="P16"><text:span text:style-name="T2"/></text:p>
      <text:p text:style-name="P16"><text:span text:style-name="T2">A complete package that provides all the vital features like messaging, </text:span><text:span text:style-name="T3">digital data</text:span><text:span text:style-name="T2"> transfer, a good non-irritating notification system and search operation over a network on cross-platform basis is the prime area of concern.</text:span></text:p>
      <text:p text:style-name="P16"><text:span text:style-name="T2"/></text:p>
      <text:list xml:id="list729630185" text:style-name="L2">
        <text:list-item>
          <text:list>
            <text:list-header>
              <text:p text:style-name="P13"><text:span text:style-name="T9">1.2 Problem Statement</text:span></text:p>
            </text:list-header>
          </text:list>
        </text:list-item>
      </text:list>
      <text:p text:style-name="P12"><text:span text:style-name="T4"/></text:p>
      <text:p text:style-name="P12"><text:span text:style-name="T4">“To develop an application that sends messages, </text:span><text:span text:style-name="T5">digital data</text:span><text:span text:style-name="T4"> and makes search operation on a network on cross-platform basis with a good notificaton system ”</text:span></text:p>
      <text:p text:style-name="P12"><text:span text:style-name="T4"/></text:p>
      <text:list xml:id="list299219648" text:style-name="L3">
        <text:list-item>
          <text:list>
            <text:list-item>
              <text:list>
                <text:list-header>
                  <text:p text:style-name="P14"><text:span text:style-name="T7">1.2.1 Purpose</text:span></text:p>
                </text:list-header>
              </text:list>
            </text:list-item>
          </text:list>
        </text:list-item>
      </text:list>
      <text:p text:style-name="P15"><text:span text:style-name="T5"/></text:p>
      <text:p text:style-name="P15"><text:span text:style-name="T5">A complete package is needed for the interaction between several operating systems over a network. Having said that, there is no such application that supports interaction on cross-platform basis in a network. Application is needed which can send messages, digital data and make search operation on cross-platform basis. Following problems are encountered with the lack of such application :-</text:span></text:p>
      <text:p text:style-name="P15"><text:span text:style-name="T5"/></text:p>
      <text:list xml:id="list1696982513" text:style-name="L4">
        <text:list-item>
          <text:p text:style-name="P9"><text:span text:style-name="T10">Difficulty for people with different operating system to interact with each other.</text:span></text:p>
        </text:list-item>
        <text:list-item>
          <text:p text:style-name="P9"><text:span text:style-name="T10">Difficult, time taking and tiring way of going to each node and look into the shared data.</text:span></text:p>
        </text:list-item>
        <text:list-item>
          <text:p text:style-name="P9"><text:soft-page-break/><text:span text:style-name="T10">Irritating pop-ups not liked by users.</text:span></text:p>
        </text:list-item>
        <text:list-item>
          <text:p text:style-name="P9"><text:span text:style-name="T10">Non user-friendly GUI</text:span></text:p>
        </text:list-item>
      </text:list>
      <text:p text:style-name="P10"><text:span text:style-name="T10"/></text:p>
      <text:p text:style-name="P10"><text:span text:style-name="T10">Hence there lies a need to develop an application which can help encounter all such difficulties.</text:span></text:p>
      <text:p text:style-name="P10"><text:span text:style-name="T10"/></text:p>
      <text:list xml:id="list355931577" text:style-name="L5">
        <text:list-item>
          <text:list>
            <text:list-item>
              <text:list>
                <text:list-header>
                  <text:p text:style-name="P17"><text:span text:style-name="T12">1.2.2 Aim of the Project</text:span></text:p>
                </text:list-header>
              </text:list>
            </text:list-item>
          </text:list>
        </text:list-item>
      </text:list>
      <text:p text:style-name="P7"><text:span text:style-name="T10"/></text:p>
      <text:p text:style-name="P7"><text:span text:style-name="T10">The aim of </text:span><text:span text:style-name="T11">my</text:span><text:span text:style-name="T10"> project is to develop an application </text:span><text:span text:style-name="T11">such that any user, irrespective of whether he/she is using Windows, GNU/Linux, Mac, Android, Maemo, should be able to interact with each other with messages or files.</text:span></text:p>
      <text:p text:style-name="P7"><text:span text:style-name="T11"/></text:p>
      <text:p text:style-name="P8"><text:span text:style-name="T11">I with my project also aim to make searching over the LAN easy for users which earlier was tiring due to looking into each node on network for shared documents.</text:span></text:p>
      <text:p text:style-name="P8"><text:span text:style-name="T11"/></text:p>
      <text:p text:style-name="P8"><text:span text:style-name="T11">Aim is also to make GUI user-friendly and provide a good notification system for the us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3T23:11:10</meta:creation-date>
    <dc:date>2011-05-14T01:29:03</dc:date>
    <meta:editing-duration>PT00H58M38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3" meta:paragraph-count="24" meta:word-count="378" meta:character-count="2321"/>
  </office:meta>
</office:document-meta>
</file>